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236in"/>
    </style:style>
    <style:style style:name="co2" style:family="table-column">
      <style:table-column-properties fo:break-before="auto" style:column-width="0.798in"/>
    </style:style>
    <style:style style:name="co3" style:family="table-column">
      <style:table-column-properties fo:break-before="auto" style:column-width="0.8728in"/>
    </style:style>
    <style:style style:name="co4" style:family="table-column">
      <style:table-column-properties fo:break-before="auto" style:column-width="0.948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0.4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pd1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6376" table:default-cell-style-name="Default"/>
        <table:table-row table:style-name="ro1">
          <table:table-cell table:style-name="Default"/>
          <table:table-cell table:style-name="pd1" office:value-type="string" calcext:value-type="string">
            <text:p>1.0kib</text:p>
          </table:table-cell>
          <table:table-cell table:style-name="pd1" office:value-type="string" calcext:value-type="string">
            <text:p>10.0kib</text:p>
          </table:table-cell>
          <table:table-cell table:style-name="pd1" office:value-type="string" calcext:value-type="string">
            <text:p>100.0kib</text:p>
          </table:table-cell>
          <table:table-cell table:style-name="pd1" office:value-type="string" calcext:value-type="string">
            <text:p>500.0kib</text:p>
          </table:table-cell>
          <table:table-cell table:style-name="pd1" office:value-type="string" calcext:value-type="string">
            <text:p>1.0mib</text:p>
          </table:table-cell>
          <table:table-cell table:style-name="pd1" office:value-type="string" calcext:value-type="string">
            <text:p/>
          </table:table-cell>
          <table:table-cell table:style-name="pd1" office:value-type="string" calcext:value-type="string">
            <text:p>Unit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arp Requests considered</text:p>
          </table:table-cell>
          <table:table-cell office:value-type="float" office:value="286526" calcext:value-type="float">
            <text:p>286526</text:p>
          </table:table-cell>
          <table:table-cell office:value-type="float" office:value="268317" calcext:value-type="float">
            <text:p>268317</text:p>
          </table:table-cell>
          <table:table-cell office:value-type="float" office:value="181206" calcext:value-type="float">
            <text:p>181206</text:p>
          </table:table-cell>
          <table:table-cell office:value-type="float" office:value="81323" calcext:value-type="float">
            <text:p>81323</text:p>
          </table:table-cell>
          <table:table-cell office:value-type="float" office:value="87247" calcext:value-type="float">
            <text:p>872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#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arp 99th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arp 75th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arp Media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arp 25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arp Be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arp Throughput</text:p>
          </table:table-cell>
          <table:table-cell office:value-type="float" office:value="2388.87" calcext:value-type="float">
            <text:p>2388.87</text:p>
          </table:table-cell>
          <table:table-cell office:value-type="float" office:value="2236.79" calcext:value-type="float">
            <text:p>2236.79</text:p>
          </table:table-cell>
          <table:table-cell office:value-type="float" office:value="1511.1" calcext:value-type="float">
            <text:p>1511.1</text:p>
          </table:table-cell>
          <table:table-cell office:value-type="float" office:value="678.37" calcext:value-type="float">
            <text:p>678.37</text:p>
          </table:table-cell>
          <table:table-cell office:value-type="float" office:value="728.55" calcext:value-type="float">
            <text:p>728.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bj/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ftop-warp Cumulative Sent</text:p>
          </table:table-cell>
          <table:table-cell office:value-type="float" office:value="166723584" calcext:value-type="float">
            <text:p>166723584</text:p>
          </table:table-cell>
          <table:table-cell office:value-type="float" office:value="162529280" calcext:value-type="float">
            <text:p>162529280</text:p>
          </table:table-cell>
          <table:table-cell office:value-type="float" office:value="132120576" calcext:value-type="float">
            <text:p>132120576</text:p>
          </table:table-cell>
          <table:table-cell office:value-type="float" office:value="95420416" calcext:value-type="float">
            <text:p>95420416</text:p>
          </table:table-cell>
          <table:table-cell office:value-type="float" office:value="118489088" calcext:value-type="float">
            <text:p>1184890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ftop-warp Cumulative Received</text:p>
          </table:table-cell>
          <table:table-cell office:value-type="float" office:value="460324864" calcext:value-type="float">
            <text:p>460324864</text:p>
          </table:table-cell>
          <table:table-cell office:value-type="float" office:value="2920577761" calcext:value-type="float">
            <text:p>2920577761</text:p>
          </table:table-cell>
          <table:table-cell office:value-type="float" office:value="18683107737" calcext:value-type="float">
            <text:p>18683107737</text:p>
          </table:table-cell>
          <table:table-cell office:value-type="float" office:value="41124311859" calcext:value-type="float">
            <text:p>41124311859</text:p>
          </table:table-cell>
          <table:table-cell office:value-type="float" office:value="89872190668" calcext:value-type="float">
            <text:p>898721906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ftop-warp Cumulative Total</text:p>
          </table:table-cell>
          <table:table-cell office:value-type="float" office:value="627048448" calcext:value-type="float">
            <text:p>627048448</text:p>
          </table:table-cell>
          <table:table-cell office:value-type="float" office:value="3081639034" calcext:value-type="float">
            <text:p>3081639034</text:p>
          </table:table-cell>
          <table:table-cell office:value-type="float" office:value="18790481920" calcext:value-type="float">
            <text:p>18790481920</text:p>
          </table:table-cell>
          <table:table-cell office:value-type="float" office:value="41231686041" calcext:value-type="float">
            <text:p>41231686041</text:p>
          </table:table-cell>
          <table:table-cell office:value-type="float" office:value="89979564851" calcext:value-type="float">
            <text:p>899795648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ha Response time 99%</text:p>
          </table:table-cell>
          <table:table-cell office:value-type="float" office:value="111.7" calcext:value-type="float">
            <text:p>111.7</text:p>
          </table:table-cell>
          <table:table-cell office:value-type="float" office:value="109.7" calcext:value-type="float">
            <text:p>109.7</text:p>
          </table:table-cell>
          <table:table-cell office:value-type="float" office:value="173.1" calcext:value-type="float">
            <text:p>173.1</text:p>
          </table:table-cell>
          <table:table-cell office:value-type="float" office:value="126.9" calcext:value-type="float">
            <text:p>126.9</text:p>
          </table:table-cell>
          <table:table-cell office:value-type="float" office:value="582.2" calcext:value-type="float">
            <text:p>582.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ha Response time 75%</text:p>
          </table:table-cell>
          <table:table-cell office:value-type="float" office:value="15.3" calcext:value-type="float">
            <text:p>15.3</text:p>
          </table:table-cell>
          <table:table-cell office:value-type="float" office:value="16.8" calcext:value-type="float">
            <text:p>16.8</text:p>
          </table:table-cell>
          <table:table-cell office:value-type="float" office:value="31.9" calcext:value-type="float">
            <text:p>31.9</text:p>
          </table:table-cell>
          <table:table-cell office:value-type="float" office:value="71.2" calcext:value-type="float">
            <text:p>71.2</text:p>
          </table:table-cell>
          <table:table-cell office:value-type="float" office:value="59.9" calcext:value-type="float">
            <text:p>59.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ha Response time 50%</text:p>
          </table:table-cell>
          <table:table-cell office:value-type="float" office:value="9.7" calcext:value-type="float">
            <text:p>9.7</text:p>
          </table:table-cell>
          <table:table-cell office:value-type="float" office:value="10.6" calcext:value-type="float">
            <text:p>10.6</text:p>
          </table:table-cell>
          <table:table-cell office:value-type="float" office:value="19.3" calcext:value-type="float">
            <text:p>19.3</text:p>
          </table:table-cell>
          <table:table-cell office:value-type="float" office:value="55.9" calcext:value-type="float">
            <text:p>55.9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ha Response time 25%</text:p>
          </table:table-cell>
          <table:table-cell office:value-type="float" office:value="5.4" calcext:value-type="float">
            <text:p>5.4</text:p>
          </table:table-cell>
          <table:table-cell office:value-type="float" office:value="6" calcext:value-type="float">
            <text:p>6</text:p>
          </table:table-cell>
          <table:table-cell office:value-type="float" office:value="10.4" calcext:value-type="float">
            <text:p>10.4</text:p>
          </table:table-cell>
          <table:table-cell office:value-type="float" office:value="42.3" calcext:value-type="float">
            <text:p>42.3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ha Fastest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4.6" calcext:value-type="float">
            <text:p>4.6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ha Requests/sec</text:p>
          </table:table-cell>
          <table:table-cell office:value-type="float" office:value="3681.6935" calcext:value-type="float">
            <text:p>3681.6935</text:p>
          </table:table-cell>
          <table:table-cell office:value-type="float" office:value="3299.0589" calcext:value-type="float">
            <text:p>3299.0589</text:p>
          </table:table-cell>
          <table:table-cell office:value-type="float" office:value="1912.8965" calcext:value-type="float">
            <text:p>1912.8965</text:p>
          </table:table-cell>
          <table:table-cell office:value-type="float" office:value="816.3203" calcext:value-type="float">
            <text:p>816.3203</text:p>
          </table:table-cell>
          <table:table-cell office:value-type="float" office:value="830.8249" calcext:value-type="float">
            <text:p>830.82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eq/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ha Total data</text:p>
          </table:table-cell>
          <table:table-cell office:value-type="float" office:value="226209300" calcext:value-type="float">
            <text:p>226209300</text:p>
          </table:table-cell>
          <table:table-cell office:value-type="float" office:value="2029372047" calcext:value-type="float">
            <text:p>2029372047</text:p>
          </table:table-cell>
          <table:table-cell office:value-type="float" office:value="11757472972" calcext:value-type="float">
            <text:p>11757472972</text:p>
          </table:table-cell>
          <table:table-cell office:value-type="float" office:value="25082609008" calcext:value-type="float">
            <text:p>25082609008</text:p>
          </table:table-cell>
          <table:table-cell office:value-type="float" office:value="52269751992" calcext:value-type="float">
            <text:p>522697519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ha Total requests</text:p>
          </table:table-cell>
          <table:table-cell office:value-type="float" office:value="220905" calcext:value-type="float">
            <text:p>220905</text:p>
          </table:table-cell>
          <table:table-cell office:value-type="float" office:value="197944" calcext:value-type="float">
            <text:p>197944</text:p>
          </table:table-cell>
          <table:table-cell office:value-type="float" office:value="114775" calcext:value-type="float">
            <text:p>114775</text:p>
          </table:table-cell>
          <table:table-cell office:value-type="float" office:value="48980" calcext:value-type="float">
            <text:p>48980</text:p>
          </table:table-cell>
          <table:table-cell office:value-type="float" office:value="49850" calcext:value-type="float">
            <text:p>4985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ftop-oha Cumulative Sent</text:p>
          </table:table-cell>
          <table:table-cell office:value-type="float" office:value="56832819" calcext:value-type="float">
            <text:p>56832819</text:p>
          </table:table-cell>
          <table:table-cell office:value-type="float" office:value="56518246" calcext:value-type="float">
            <text:p>56518246</text:p>
          </table:table-cell>
          <table:table-cell office:value-type="float" office:value="48339353" calcext:value-type="float">
            <text:p>48339353</text:p>
          </table:table-cell>
          <table:table-cell office:value-type="float" office:value="43620761" calcext:value-type="float">
            <text:p>43620761</text:p>
          </table:table-cell>
          <table:table-cell office:value-type="float" office:value="68052582" calcext:value-type="float">
            <text:p>680525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ftop-oha Cumulative Received</text:p>
          </table:table-cell>
          <table:table-cell office:value-type="float" office:value="339738624" calcext:value-type="float">
            <text:p>339738624</text:p>
          </table:table-cell>
          <table:table-cell office:value-type="float" office:value="2061584302" calcext:value-type="float">
            <text:p>2061584302</text:p>
          </table:table-cell>
          <table:table-cell office:value-type="float" office:value="11274289152" calcext:value-type="float">
            <text:p>11274289152</text:p>
          </table:table-cell>
          <table:table-cell office:value-type="float" office:value="23944442675" calcext:value-type="float">
            <text:p>23944442675</text:p>
          </table:table-cell>
          <table:table-cell office:value-type="float" office:value="50036368998" calcext:value-type="float">
            <text:p>500363689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ftop-oha Cumulative Total</text:p>
          </table:table-cell>
          <table:table-cell office:value-type="float" office:value="396361728" calcext:value-type="float">
            <text:p>396361728</text:p>
          </table:table-cell>
          <table:table-cell office:value-type="float" office:value="2115271393" calcext:value-type="float">
            <text:p>2115271393</text:p>
          </table:table-cell>
          <table:table-cell office:value-type="float" office:value="11381663334" calcext:value-type="float">
            <text:p>11381663334</text:p>
          </table:table-cell>
          <table:table-cell office:value-type="float" office:value="23944442675" calcext:value-type="float">
            <text:p>23944442675</text:p>
          </table:table-cell>
          <table:table-cell office:value-type="float" office:value="50143743180" calcext:value-type="float">
            <text:p>5014374318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#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lc warp Avg B/Req</text:p>
          </table:table-cell>
          <table:table-cell office:value-type="float" office:value="2188" calcext:value-type="float">
            <text:p>2188</text:p>
          </table:table-cell>
          <table:table-cell office:value-type="float" office:value="11485" calcext:value-type="float">
            <text:p>11485</text:p>
          </table:table-cell>
          <table:table-cell office:value-type="float" office:value="103696" calcext:value-type="float">
            <text:p>103696</text:p>
          </table:table-cell>
          <table:table-cell office:value-type="float" office:value="507011" calcext:value-type="float">
            <text:p>507011</text:p>
          </table:table-cell>
          <table:table-cell office:value-type="float" office:value="1031319" calcext:value-type="float">
            <text:p>10313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lc oha Avg B/Req</text:p>
          </table:table-cell>
          <table:table-cell office:value-type="float" office:value="1794" calcext:value-type="float">
            <text:p>1794</text:p>
          </table:table-cell>
          <table:table-cell office:value-type="float" office:value="10686" calcext:value-type="float">
            <text:p>10686</text:p>
          </table:table-cell>
          <table:table-cell office:value-type="float" office:value="99165" calcext:value-type="float">
            <text:p>99165</text:p>
          </table:table-cell>
          <table:table-cell office:value-type="float" office:value="488861" calcext:value-type="float">
            <text:p>488861</text:p>
          </table:table-cell>
          <table:table-cell office:value-type="float" office:value="1005892" calcext:value-type="float">
            <text:p>10058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07-21T02:34:25.140963477</dc:date>
    <meta:editing-duration>PT8S</meta:editing-duration>
    <meta:editing-cycles>1</meta:editing-cycles>
    <meta:document-statistic meta:table-count="1" meta:cell-count="191" meta:object-count="0"/>
  </office:meta>
</office:document-meta>
</file>